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afdd" officeooo:paragraph-rsid="001aafdd"/>
    </style:style>
    <style:style style:name="P2" style:family="paragraph" style:parent-style-name="Standard">
      <style:text-properties officeooo:rsid="001aafdd" officeooo:paragraph-rsid="001aafdd"/>
    </style:style>
    <style:style style:name="P3" style:family="paragraph" style:parent-style-name="Standard">
      <style:text-properties officeooo:rsid="001aafdd" officeooo:paragraph-rsid="001c49e5"/>
    </style:style>
    <style:style style:name="T1" style:family="text">
      <style:text-properties officeooo:rsid="001c3be8"/>
    </style:style>
    <style:style style:name="T2" style:family="text">
      <style:text-properties officeooo:rsid="001c4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</text:p>
      <text:p text:style-name="P1"><text:tab/>Menu</text:p>
      <text:p text:style-name="P1"><text:tab/><text:tab/>Family Tree</text:p>
      <text:p text:style-name="P1"><text:tab/><text:tab/><text:tab/><text:span text:style-name="T1">Static</text:span></text:p>
      <text:p text:style-name="P1"><text:tab/><text:tab/>Events</text:p>
      <text:p text:style-name="P1"><text:tab/><text:tab/><text:tab/><text:span text:style-name="T1">CRUD</text:span></text:p>
      <text:p text:style-name="P1"><text:tab/><text:tab/>Gallery</text:p>
      <text:p text:style-name="P1"><text:tab/><text:tab/><text:tab/><text:span text:style-name="T1">CRUD</text:span></text:p>
      <text:p text:style-name="P1"><text:tab/><text:tab/>Members</text:p>
      <text:p text:style-name="P1"><text:tab/><text:tab/><text:tab/><text:span text:style-name="T1">CRUD</text:span></text:p>
      <text:p text:style-name="P1"><text:tab/><text:tab/>Families</text:p>
      <text:p text:style-name="P1"><text:tab/><text:tab/><text:tab/><text:span text:style-name="T2">CRUD</text:span></text:p>
      <text:p text:style-name="P1"><text:tab/><text:tab/>Committee Members</text:p>
      <text:p text:style-name="P3"><text:tab/><text:tab/><text:tab/><text:span text:style-name="T2">CRUD</text:span></text:p>
      <text:p text:style-name="P3"><text:tab/><text:tab/>Interesting Links</text:p>
      <text:p text:style-name="P3"><text:tab/><text:tab/><text:tab/><text:span text:style-name="T2">CRUD</text:span></text:p>
      <text:p text:style-name="P3"><text:tab/><text:tab/>News</text:p>
      <text:p text:style-name="P3"><text:tab/><text:tab/><text:tab/><text:span text:style-name="T2">CRUD</text:span></text:p>
      <text:p text:style-name="P3"><text:tab/><text:tab/>Events</text:p>
      <text:p text:style-name="P3"><text:tab/><text:tab/><text:tab/><text:span text:style-name="T2">CRU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3:19:53.210960974</meta:creation-date>
    <dc:date>2015-08-29T10:50:48.291917035</dc:date>
    <meta:editing-duration>PT27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1" meta:paragraph-count="20" meta:word-count="23" meta:character-count="175" meta:non-whitespace-character-count="126"/>
  </office:meta>
</office:document-meta>
</file>